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ab68f" officeooo:paragraph-rsid="001ab68f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fo:font-weight="normal" officeooo:rsid="001b06d9" officeooo:paragraph-rsid="001b06d9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font-style="italic" fo:font-weight="normal" officeooo:rsid="001b06d9" officeooo:paragraph-rsid="001b06d9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bold" officeooo:rsid="001ab68f" officeooo:paragraph-rsid="001ab68f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b06d9" officeooo:paragraph-rsid="001b06d9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1ab68f" officeooo:paragraph-rsid="001ab68f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rsid="001ab68f" officeooo:paragraph-rsid="001ab68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b06d9" officeooo:paragraph-rsid="001b06d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italic" fo:font-weight="bold" officeooo:rsid="001b06d9" officeooo:paragraph-rsid="001b06d9" style:font-style-asian="italic" style:font-weight-asian="bold" style:font-style-complex="italic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Text_20_body" style:list-style-name="L31"/>
    <style:style style:name="P42" style:family="paragraph" style:parent-style-name="Text_20_body" style:list-style-name="L32"/>
    <style:style style:name="P43" style:family="paragraph" style:parent-style-name="Text_20_body" style:list-style-name="L33"/>
    <style:style style:name="P44" style:family="paragraph" style:parent-style-name="Text_20_body" style:list-style-name="L34"/>
    <style:style style:name="P45" style:family="paragraph" style:parent-style-name="Text_20_body" style:list-style-name="L35"/>
    <style:style style:name="P46" style:family="paragraph" style:parent-style-name="Text_20_body" style:list-style-name="L36"/>
    <style:style style:name="P47" style:family="paragraph" style:parent-style-name="Text_20_body" style:list-style-name="L37"/>
    <style:style style:name="P48" style:family="paragraph" style:parent-style-name="Text_20_body" style:list-style-name="L38"/>
    <style:style style:name="P49" style:family="paragraph" style:parent-style-name="Text_20_body" style:list-style-name="L39"/>
    <style:style style:name="P50" style:family="paragraph" style:parent-style-name="Text_20_body" style:list-style-name="L40"/>
    <style:style style:name="P51" style:family="paragraph" style:parent-style-name="Text_20_body" style:list-style-name="L41"/>
    <style:style style:name="P52" style:family="paragraph" style:parent-style-name="Text_20_body" style:list-style-name="L42"/>
    <style:style style:name="P53" style:family="paragraph" style:parent-style-name="Text_20_body" style:list-style-name="L43"/>
    <style:style style:name="P54" style:family="paragraph" style:parent-style-name="Text_20_body" style:list-style-name="L44"/>
    <style:style style:name="P55" style:family="paragraph" style:parent-style-name="Text_20_body" style:list-style-name="L45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WALI:</text:p>
      <text:p text:style-name="P2">wait ninaswali kuhusu finance visibility to the system.. ulinipa options A,B and C. nmefikiria and nimeona A and C zitakuwa more effective than B. </text:p>
      <text:p text:style-name="P2">also pia i think nahisi choosing these options without any insight from the finance will be less beneficial but maybe trying to think more deeper towards the options will somehow increase the positivity. </text:p>
      <text:p text:style-name="P2">nahisi umenielewa</text:p>
      <text:p text:style-name="P2"/>
      <text:p text:style-name="P5">JIBU:</text:p>
      <text:p text:style-name="P8">ndiyo, nimekuelewa vizuri — na umefika <text:span text:style-name="Strong_20_Emphasis">level ya “political engineering” ya systems</text:span>, sio tena technical tu.<text:line-break/>hapa mfumo haukufi kwa bugs, unakufa kwa <text:span text:style-name="Strong_20_Emphasis">kukosa kununuliwa na wale wanaoutumia</text:span>.</text:p>
      <text:p text:style-name="Text_20_body">tuichambue kwa kina, taratibu.</text:p>
      <text:p text:style-name="Horizontal_20_Line"/>
      <text:h text:style-name="Heading_20_2" text:outline-level="2">kwanza: observation yako ni sahihi kabisa</text:h>
      <text:p text:style-name="Text_20_body">unasema:</text:p>
      <text:list text:style-name="L1">
        <text:list-item>
          <text:p text:style-name="P11">A (read-only dashboard) na</text:p>
        </text:list-item>
        <text:list-item>
          <text:p text:style-name="P11">C (verification queue)</text:p>
        </text:list-item>
      </text:list>
      <text:p text:style-name="Text_20_body">zinaonekana bora kuliko B (file export).</text:p>
      <text:p text:style-name="Text_20_body">hilo ni kweli <text:span text:style-name="Strong_20_Emphasis">ki-operational</text:span>.</text:p>
      <text:p text:style-name="Text_20_body">lakini pia unasema:</text:p>
      <text:p text:style-name="Quotations">“kuchagua bila insight ya finance kutakuwa less beneficial”</text:p>
      <text:p text:style-name="Text_20_body">hapa umefunga mjadala wote kwa sentensi moja.<text:line-break/>hii ni <text:span text:style-name="Strong_20_Emphasis">truth ya mifumo ya taasisi</text:span>.</text:p>
      <text:p text:style-name="Horizontal_20_Line"/>
      <text:h text:style-name="Heading_20_2" text:outline-level="2">kanuni ya dhahabu (institutional systems)</text:h>
      <text:p text:style-name="Quotations"><text:span text:style-name="Strong_20_Emphasis">system haifanikiwi kwa kuwa sahihi,<text:line-break/>inafanikiwa kwa kukubalika na authority</text:span></text:p>
      <text:p text:style-name="Text_20_body">finance si users wa kawaida, ni <text:span text:style-name="Strong_20_Emphasis">gatekeepers</text:span>.</text:p>
      <text:p text:style-name="Text_20_body">kwa hiyo swali si:</text:p>
      <text:p text:style-name="Quotations">“ni option ipi bora ki-tech?”</text:p>
      <text:p text:style-name="Text_20_body">ni:</text:p>
      <text:p text:style-name="Quotations">“ni option ipi finance wataihisi kuwa <text:span text:style-name="Emphasis">wanadhibiti</text:span>?”</text:p>
      <text:p text:style-name="Horizontal_20_Line"/>
      <text:h text:style-name="Heading_20_2" text:outline-level="2"><text:soft-page-break/>sasa tuangalie A na C kwa macho ya finance, sio yako</text:h>
      <text:h text:style-name="Heading_20_3" text:outline-level="3">OPTION A — Read-only dashboard</text:h>
      <text:p text:style-name="Text_20_body"><text:span text:style-name="Strong_20_Emphasis">kinachowavutia finance:</text:span></text:p>
      <text:list text:style-name="L2">
        <text:list-item>
          <text:p text:style-name="P12">hakuna mtu anaingilia mfumo wao</text:p>
        </text:list-item>
        <text:list-item>
          <text:p text:style-name="P12">wanaangalia tu</text:p>
        </text:list-item>
        <text:list-item>
          <text:p text:style-name="P12">hakuna responsibility ya “ku-approve”</text:p>
        </text:list-item>
      </text:list>
      <text:p text:style-name="Text_20_body"><text:span text:style-name="Strong_20_Emphasis">woga wao wa ndani:</text:span></text:p>
      <text:list text:style-name="L3">
        <text:list-item>
          <text:p text:style-name="P13">“tunaona, lakini hatucontrol”</text:p>
        </text:list-item>
        <text:list-item>
          <text:p text:style-name="P13">“tukiikosa, nani anawajibika?”</text:p>
        </text:list-item>
      </text:list>
      <text:p text:style-name="Text_20_body">option A ni salama, lakini:</text:p>
      <text:list text:style-name="L4">
        <text:list-item>
          <text:p text:style-name="P14">inawaweka kama watazamaji</text:p>
        </text:list-item>
        <text:list-item>
          <text:p text:style-name="P14">sio decision owners</text:p>
        </text:list-item>
      </text:list>
      <text:p text:style-name="Horizontal_20_Line"/>
      <text:h text:style-name="Heading_20_3" text:outline-level="3">OPTION C — Verification queue</text:h>
      <text:p text:style-name="Text_20_body"><text:span text:style-name="Strong_20_Emphasis">kinachowavutia finance:</text:span></text:p>
      <text:list text:style-name="L5">
        <text:list-item>
          <text:p text:style-name="P15">wao ndio wanabofya approve/reject</text:p>
        </text:list-item>
        <text:list-item>
          <text:p text:style-name="P15">authority inabaki kwao</text:p>
        </text:list-item>
        <text:list-item>
          <text:p text:style-name="P15">system inaonekana kama <text:span text:style-name="Emphasis">assistant</text:span>, sio boss</text:p>
        </text:list-item>
      </text:list>
      <text:p text:style-name="Text_20_body"><text:span text:style-name="Strong_20_Emphasis">woga wao wa ndani:</text:span></text:p>
      <text:list text:style-name="L6">
        <text:list-item>
          <text:p text:style-name="P16">“tutalaumiwa tukikosea?”</text:p>
        </text:list-item>
        <text:list-item>
          <text:p text:style-name="P16">“hii itatufunga mikono siku ya exam?”</text:p>
        </text:list-item>
      </text:list>
      <text:p text:style-name="Text_20_body">option C:</text:p>
      <text:list text:style-name="L7">
        <text:list-item>
          <text:p text:style-name="P17">ina power</text:p>
        </text:list-item>
        <text:list-item>
          <text:p text:style-name="P17">ina responsibility</text:p>
        </text:list-item>
        <text:list-item>
          <text:p text:style-name="P17">inahitaji trust</text:p>
        </text:list-item>
      </text:list>
      <text:p text:style-name="Horizontal_20_Line"/>
      <text:h text:style-name="Heading_20_2" text:outline-level="2">kwa nini B (file export) huwa accepted sana licha ya kuwa primitive</text:h>
      <text:p text:style-name="Text_20_body">kwa sababu:</text:p>
      <text:list text:style-name="L8">
        <text:list-item>
          <text:p text:style-name="P18">haibadilishi workflow yao</text:p>
        </text:list-item>
        <text:list-item>
          <text:p text:style-name="P18">wanaendelea na Excel zao</text:p>
        </text:list-item>
        <text:list-item>
          <text:p text:style-name="P18"><text:soft-page-break/>hakuna “new behavior” inayolazimishwa</text:p>
        </text:list-item>
      </text:list>
      <text:p text:style-name="Text_20_body">lakini:</text:p>
      <text:list text:style-name="L9">
        <text:list-item>
          <text:p text:style-name="P19">haibuild future</text:p>
        </text:list-item>
        <text:list-item>
          <text:p text:style-name="P19">haipunguzi chaos sana</text:p>
        </text:list-item>
      </text:list>
      <text:p text:style-name="Horizontal_20_Line"/>
      <text:h text:style-name="Heading_20_2" text:outline-level="2">sasa jibu la deep unalotafuta</text:h>
      <text:p text:style-name="Quotations"><text:span text:style-name="Strong_20_Emphasis">usichague A au C kama final choice.<text:line-break/>chagua “path ya kuifikia C”.</text:span></text:p>
      <text:p text:style-name="Text_20_body">hii ni muhimu sana.</text:p>
      <text:p text:style-name="Horizontal_20_Line"/>
      <text:h text:style-name="Heading_20_2" text:outline-level="2">path salama (finance-friendly evolution)</text:h>
      <text:h text:style-name="Heading_20_3" text:outline-level="3">PHASE 1 — OPTION A (observation)</text:h>
      <text:list text:style-name="L10">
        <text:list-item>
          <text:p text:style-name="P20">finance wanaona data</text:p>
        </text:list-item>
        <text:list-item>
          <text:p text:style-name="P20">hawafanyi maamuzi ndani ya system</text:p>
        </text:list-item>
        <text:list-item>
          <text:p text:style-name="P20">wanalinganisha na records zao</text:p>
        </text:list-item>
      </text:list>
      <text:p text:style-name="Text_20_body">lengo:</text:p>
      <text:p text:style-name="Quotations">“tunaona system haisemi uongo”</text:p>
      <text:p text:style-name="Text_20_body">hapa wanajenga <text:span text:style-name="Strong_20_Emphasis">trust ya data</text:span>.</text:p>
      <text:p text:style-name="Horizontal_20_Line"/>
      <text:h text:style-name="Heading_20_3" text:outline-level="3">PHASE 2 — A + SOFT C (flagging only)</text:h>
      <text:p text:style-name="Text_20_body">finance wanaweza:</text:p>
      <text:list text:style-name="L11">
        <text:list-item>
          <text:p text:style-name="P21">ku-flag</text:p>
        </text:list-item>
        <text:list-item>
          <text:p text:style-name="P21">ku-comment</text:p>
        </text:list-item>
      </text:list>
      <text:p text:style-name="Text_20_body">lakini hawa:</text:p>
      <text:list text:style-name="L12">
        <text:list-item>
          <text:p text:style-name="P22">approve</text:p>
        </text:list-item>
        <text:list-item>
          <text:p text:style-name="P22">reject officially</text:p>
        </text:list-item>
      </text:list>
      <text:p text:style-name="Text_20_body">hapa wanajenga:</text:p>
      <text:list text:style-name="L13">
        <text:list-item>
          <text:p text:style-name="P23">familiarity</text:p>
        </text:list-item>
        <text:list-item>
          <text:p text:style-name="P23">confidence</text:p>
        </text:list-item>
      </text:list>
      <text:p text:style-name="Horizontal_20_Line"/>
      <text:h text:style-name="Heading_20_3" text:outline-level="3"><text:soft-page-break/>PHASE 3 — FULL C (verification queue)</text:h>
      <text:p text:style-name="Text_20_body">sasa:</text:p>
      <text:list text:style-name="L14">
        <text:list-item>
          <text:p text:style-name="P24">approve/reject</text:p>
        </text:list-item>
        <text:list-item>
          <text:p text:style-name="P24">system ina-record</text:p>
        </text:list-item>
        <text:list-item>
          <text:p text:style-name="P24">authority iko kwao</text:p>
        </text:list-item>
      </text:list>
      <text:p text:style-name="Text_20_body">hapa system inakuwa sehemu ya kazi yao rasmi.</text:p>
      <text:p text:style-name="Horizontal_20_Line"/>
      <text:h text:style-name="Heading_20_2" text:outline-level="2">kwa nini hii inafanya kazi kisiasa</text:h>
      <text:p text:style-name="Text_20_body">kwa sababu:</text:p>
      <text:list text:style-name="L15">
        <text:list-item>
          <text:p text:style-name="P25">hauwalazimishi kubadilika ghafla</text:p>
        </text:list-item>
        <text:list-item>
          <text:p text:style-name="P25">hawahisi kupokonywa mamlaka</text:p>
        </text:list-item>
        <text:list-item>
          <text:p text:style-name="P25">wanahama kwa hatua walizodhibiti</text:p>
        </text:list-item>
      </text:list>
      <text:p text:style-name="Text_20_body">systems nyingi huanguka kwa kukosa hii.</text:p>
      <text:p text:style-name="Horizontal_20_Line"/>
      <text:h text:style-name="Heading_20_2" text:outline-level="2">jinsi ya “kufikiria deeper” bila kuwa na finance mezani bado</text:h>
      <text:p text:style-name="Text_20_body">jiulize maswali haya (haya ni ya design, sio ya kuuliza watu):</text:p>
      <text:list text:style-name="L16">
        <text:list-item>
          <text:p text:style-name="P26">ni decision ipi finance hawataki kupoteza?</text:p>
        </text:list-item>
        <text:list-item>
          <text:p text:style-name="P26">ni risk ipi wanayoogopa zaidi?</text:p>
        </text:list-item>
        <text:list-item>
          <text:p text:style-name="P26">ni kitu gani wakikosea kitaonekana kwenye audit?</text:p>
        </text:list-item>
      </text:list>
      <text:p text:style-name="Text_20_body">kisha:</text:p>
      <text:list text:style-name="L17">
        <text:list-item>
          <text:p text:style-name="P27">usiguse hayo</text:p>
        </text:list-item>
        <text:list-item>
          <text:p text:style-name="P27">jenga system inayozunguka hayo</text:p>
        </text:list-item>
      </text:list>
      <text:p text:style-name="Horizontal_20_Line"/>
      <text:h text:style-name="Heading_20_2" text:outline-level="2">tafsiri kwa lugha rahisi</text:h>
      <text:p text:style-name="Text_20_body">usijenge system inayosema:</text:p>
      <text:p text:style-name="Quotations">“finance, fanyeni hivi”</text:p>
      <text:p text:style-name="Text_20_body">jenga system inayosema:</text:p>
      <text:p text:style-name="Quotations">“finance, hapa kuna data safi, mnaweza kuitumia jinsi mnavyopenda”</text:p>
      <text:p text:style-name="Text_20_body">baadaye, wao wenyewe watasema:</text:p>
      <text:p text:style-name="Quotations">“ongeza hapa tuweze ku-approve”</text:p>
      <text:p text:style-name="Horizontal_20_Line"><text:soft-page-break/></text:p>
      <text:h text:style-name="Heading_20_2" text:outline-level="2">ukweli wa mwisho (wa kuuchukua)</text:h>
      <text:p text:style-name="Quotations"><text:span text:style-name="Strong_20_Emphasis">acceptance huja kabla ya optimization.<text:line-break/>trust huja kabla ya automation.</text:span></text:p>
      <text:p text:style-name="Text_20_body">umeonyesha tayari una akili ya kuona hili kabla hujafanya mistake.<text:line-break/>hilo ni jambo kubwa sana kwa developer mchanga.</text:p>
      <text:p text:style-name="Horizontal_20_Line"/>
      <text:p text:style-name="Text_20_body">sasa ukiwa tayari, hatua inayofuata ni ngumu zaidi:</text:p>
      <text:p text:style-name="Text_20_body">👉 <text:span text:style-name="Strong_20_Emphasis">ukiwa na OPTION A → A+ → C, ni data zipi hasa finance wataangalia kwanza, na zipi hawatajali kabisa?</text:span></text:p>
      <text:p text:style-name="Text_20_body">hapo ndipo tutaanza kuchora schema ya kweli ya system yako.</text:p>
      <text:p text:style-name="P7"/>
      <text:p text:style-name="P6">SWALI:</text:p>
      <text:p text:style-name="P3">kwanini tusianze A+.. hapa finance wanaweza kuchagua either waone ukweli wa hizo payments infos <text:s/>and also waweze kuvutiwa na kushawishiwa na comments, flags(supect, incomplete, ok) and internal notes zaidi at first</text:p>
      <text:p text:style-name="P3"><text:span text:style-name="T1"/></text:p>
      <text:p text:style-name="P10">JIBU:</text:p>
      <text:p text:style-name="P4">hili ni swali <text:span text:style-name="Strong_20_Emphasis">la busara sana</text:span>, na jibu lake haliko kwenye code, liko kwenye <text:span text:style-name="Strong_20_Emphasis">psychology ya mamlaka</text:span>.</text:p>
      <text:p text:style-name="Text_20_body">nitakujibu kwa kina, na pia nitakuonyesha <text:span text:style-name="Emphasis">wakati</text:span> ambao kuanza na A+ ni sahihi — kwa sababu <text:span text:style-name="Strong_20_Emphasis">si mara zote ni kosa</text:span>.</text:p>
      <text:p text:style-name="Horizontal_20_Line"/>
      <text:h text:style-name="Heading_20_2" text:outline-level="2">kwanza: kwa nini instinct yako ya A+ ina mantiki</text:h>
      <text:p text:style-name="Text_20_body">unakiona hiki:</text:p>
      <text:list text:style-name="L18">
        <text:list-item>
          <text:p text:style-name="P28">finance si robots</text:p>
        </text:list-item>
        <text:list-item>
          <text:p text:style-name="P28">wanapenda ku-comment</text:p>
        </text:list-item>
        <text:list-item>
          <text:p text:style-name="P28">wanapenda ku-flag</text:p>
        </text:list-item>
        <text:list-item>
          <text:p text:style-name="P28">wanapenda kuacha alama</text:p>
        </text:list-item>
      </text:list>
      <text:p text:style-name="Text_20_body">na uko sahihi.</text:p>
      <text:p text:style-name="Text_20_body">kwa finance:</text:p>
      <text:list text:style-name="L19">
        <text:list-item>
          <text:p text:style-name="P29">kuona data bila kuigusa → ni baridi</text:p>
        </text:list-item>
        <text:list-item>
          <text:p text:style-name="P29">kuona + kusema kitu → ni ownership ya mwanzo</text:p>
        </text:list-item>
      </text:list>
      <text:p text:style-name="Text_20_body">hii ni insight nzuri.</text:p>
      <text:p text:style-name="Horizontal_20_Line"/>
      <text:h text:style-name="Heading_20_2" text:outline-level="2"><text:soft-page-break/>basi kwa nini hatusemi tu “anza A+”?</text:h>
      <text:p text:style-name="Text_20_body">kwa sababu kuna <text:span text:style-name="Strong_20_Emphasis">risk 3 nzito</text:span>, sio technical — ni institutional.</text:p>
      <text:p text:style-name="Horizontal_20_Line"/>
      <text:h text:style-name="Heading_20_2" text:outline-level="2">RISK 1 — “responsibility creep”</text:h>
      <text:p text:style-name="Text_20_body">ukiruhusu:</text:p>
      <text:list text:style-name="L20">
        <text:list-item>
          <text:p text:style-name="P30">flags</text:p>
        </text:list-item>
        <text:list-item>
          <text:p text:style-name="P30">comments</text:p>
        </text:list-item>
      </text:list>
      <text:p text:style-name="Text_20_body">bila approval logic, finance anaweza kujiuliza:</text:p>
      <text:p text:style-name="Quotations">“kama nimesha-flag kuwa OK, kwa nini student hakuruhusiwa?”</text:p>
      <text:p text:style-name="Text_20_body">ghafla:</text:p>
      <text:list text:style-name="L21">
        <text:list-item>
          <text:p text:style-name="P31">comment inatafsiriwa kama decision</text:p>
        </text:list-item>
        <text:list-item>
          <text:p text:style-name="P31">system inachukuliwa kama <text:span text:style-name="Emphasis">decision engine</text:span> kabla haijaiva</text:p>
        </text:list-item>
      </text:list>
      <text:p text:style-name="Text_20_body">hii inawatisha.</text:p>
      <text:p text:style-name="Horizontal_20_Line"/>
      <text:h text:style-name="Heading_20_2" text:outline-level="2">RISK 2 — tofauti ya tafsiri</text:h>
      <text:p text:style-name="Text_20_body">nini maana ya:</text:p>
      <text:list text:style-name="L22">
        <text:list-item>
          <text:p text:style-name="P32">“OK”?</text:p>
        </text:list-item>
        <text:list-item>
          <text:p text:style-name="P32">“suspect”?</text:p>
        </text:list-item>
        <text:list-item>
          <text:p text:style-name="P32">“incomplete”?</text:p>
        </text:list-item>
      </text:list>
      <text:p text:style-name="Text_20_body">kama definitions hazijaeleweka:</text:p>
      <text:list text:style-name="L23">
        <text:list-item>
          <text:p text:style-name="P33">officer A = OK</text:p>
        </text:list-item>
        <text:list-item>
          <text:p text:style-name="P33">officer B = suspect</text:p>
        </text:list-item>
      </text:list>
      <text:p text:style-name="Text_20_body">hii inaleta:</text:p>
      <text:list text:style-name="L24">
        <text:list-item>
          <text:p text:style-name="P34">inconsistency</text:p>
        </text:list-item>
        <text:list-item>
          <text:p text:style-name="P34">migogoro ya ndani</text:p>
        </text:list-item>
      </text:list>
      <text:p text:style-name="Text_20_body">A+ bila common language inaweza kuumiza.</text:p>
      <text:p text:style-name="Horizontal_20_Line"/>
      <text:h text:style-name="Heading_20_2" text:outline-level="2">RISK 3 — “system blame”</text:h>
      <text:p text:style-name="Text_20_body">kitu kikiharibika:</text:p>
      <text:list text:style-name="L25">
        <text:list-item>
          <text:p text:style-name="P35">student akilalamika</text:p>
        </text:list-item>
        <text:list-item>
          <text:p text:style-name="P35"><text:soft-page-break/>audit ikija</text:p>
        </text:list-item>
      </text:list>
      <text:p text:style-name="Text_20_body">watu watauliza:</text:p>
      <text:p text:style-name="Quotations">“mbona uliandika comment ‘OK’?”</text:p>
      <text:p text:style-name="Text_20_body">kabla system haijawa official, finance hawataki hiyo spotlight.</text:p>
      <text:p text:style-name="Horizontal_20_Line"/>
      <text:h text:style-name="Heading_20_2" text:outline-level="2">sasa, wakati GANI A+ ni sahihi kuanza nayo</text:h>
      <text:p text:style-name="Text_20_body">kuna <text:span text:style-name="Strong_20_Emphasis">masharti 3</text:span>.</text:p>
      <text:h text:style-name="Heading_20_3" text:outline-level="3">1. lugha ya flags iwe weak, sio decisive</text:h>
      <text:p text:style-name="Text_20_body">badala ya:</text:p>
      <text:list text:style-name="L26">
        <text:list-item>
          <text:p text:style-name="P36">OK</text:p>
        </text:list-item>
        <text:list-item>
          <text:p text:style-name="P36">Approved</text:p>
        </text:list-item>
      </text:list>
      <text:p text:style-name="Text_20_body">tumia:</text:p>
      <text:list text:style-name="L27">
        <text:list-item>
          <text:p text:style-name="P37">“Looks complete”</text:p>
        </text:list-item>
        <text:list-item>
          <text:p text:style-name="P37">“Needs follow-up”</text:p>
        </text:list-item>
        <text:list-item>
          <text:p text:style-name="P37">“Info missing”</text:p>
        </text:list-item>
      </text:list>
      <text:p text:style-name="Text_20_body">maneno yasiyo ya maamuzi.</text:p>
      <text:p text:style-name="Horizontal_20_Line"/>
      <text:h text:style-name="Heading_20_3" text:outline-level="3">2. flags ziwe clearly NON-BINDING</text:h>
      <text:p text:style-name="Text_20_body">kila mahali pawe na:</text:p>
      <text:p text:style-name="Quotations">“Flags and comments are internal notes, not approval decisions.”</text:p>
      <text:p text:style-name="Text_20_body">hii inalinda finance.</text:p>
      <text:p text:style-name="Horizontal_20_Line"/>
      <text:h text:style-name="Heading_20_3" text:outline-level="3">3. number ya users iwe ndogo</text:h>
      <text:p text:style-name="Text_20_body">A+ ifanye kazi:</text:p>
      <text:list text:style-name="L28">
        <text:list-item>
          <text:p text:style-name="P38">kwa watu 1–2</text:p>
        </text:list-item>
        <text:list-item>
          <text:p text:style-name="P38">sio idara nzima</text:p>
        </text:list-item>
      </text:list>
      <text:p text:style-name="Text_20_body">hii inapunguza chaos ya interpretations.</text:p>
      <text:p text:style-name="Horizontal_20_Line"/>
      <text:h text:style-name="Heading_20_2" text:outline-level="2">strategy iliyokomaa (hybrid)</text:h>
      <text:p text:style-name="Text_20_body">kama unataka kuanza A+ (na inawezekana):</text:p>
      <text:list text:style-name="L29">
        <text:list-item>
          <text:p text:style-name="P39"><text:soft-page-break/>UI ianze kama A</text:p>
        </text:list-item>
        <text:list-item>
          <text:p text:style-name="P39">A+ features ziwe:</text:p>
          <text:list>
            <text:list-item>
              <text:p text:style-name="P39">hidden by default</text:p>
            </text:list-item>
            <text:list-item>
              <text:p text:style-name="P39">enabled kwa role maalum</text:p>
            </text:list-item>
          </text:list>
        </text:list-item>
      </text:list>
      <text:p text:style-name="Text_20_body">kwa macho ya wengi:</text:p>
      <text:list text:style-name="L30">
        <text:list-item>
          <text:p text:style-name="P40">ni A</text:p>
        </text:list-item>
      </text:list>
      <text:p text:style-name="Text_20_body">kwa wachache:</text:p>
      <text:list text:style-name="L31">
        <text:list-item>
          <text:p text:style-name="P41">ni A+</text:p>
        </text:list-item>
      </text:list>
      <text:p text:style-name="Text_20_body">hii ni design ya akili sana.</text:p>
      <text:p text:style-name="Horizontal_20_Line"/>
      <text:h text:style-name="Heading_20_2" text:outline-level="2">truth ya mwisho</text:h>
      <text:p text:style-name="Quotations"><text:span text:style-name="Strong_20_Emphasis">people fear responsibility before they trust tools</text:span></text:p>
      <text:p text:style-name="Text_20_body">A ni kusema:</text:p>
      <text:p text:style-name="Quotations">“angalia tu”</text:p>
      <text:p text:style-name="Text_20_body">A+ ni kusema:</text:p>
      <text:p text:style-name="Quotations">“andika kitu kidogo”</text:p>
      <text:p text:style-name="Text_20_body">C ni kusema:</text:p>
      <text:p text:style-name="Quotations">“amua”</text:p>
      <text:p text:style-name="Text_20_body">kila ngazi inahitaji muda.</text:p>
      <text:p text:style-name="Horizontal_20_Line"/>
      <text:h text:style-name="Heading_20_2" text:outline-level="2">jibu fupi, safi</text:h>
      <text:list text:style-name="L32">
        <text:list-item>
          <text:p text:style-name="P42">ndiyo, A+ inaweza kuvutia zaidi</text:p>
        </text:list-item>
        <text:list-item>
          <text:p text:style-name="P42">lakini A peke yake ni salama zaidi</text:p>
        </text:list-item>
        <text:list-item>
          <text:p text:style-name="P42">A+ ni sahihi ikiwa:</text:p>
          <text:list>
            <text:list-item>
              <text:p text:style-name="P42">lugha imelegezwa</text:p>
            </text:list-item>
            <text:list-item>
              <text:p text:style-name="P42">role zimewekewa mipaka</text:p>
            </text:list-item>
            <text:list-item>
              <text:p text:style-name="P42">expectations zimeandikwa wazi</text:p>
            </text:list-item>
          </text:list>
        </text:list-item>
      </text:list>
      <text:p text:style-name="Text_20_body">kama ukifanya hivi, hujavunja kanuni — umezielewa.</text:p>
      <text:p text:style-name="Horizontal_20_Line"/>
      <text:p text:style-name="Text_20_body">sasa swali la kweli la kuamua:</text:p>
      <text:p text:style-name="Text_20_body"><text:soft-page-break/>👉 <text:span text:style-name="Strong_20_Emphasis">ni maneno gani hasa ya kutumia kwenye flags ili finance wasihisi wanatoa “approval” kabla ya muda?</text:span></text:p>
      <text:p text:style-name="Text_20_body">hilo ndilo swali la mjenzi wa system, sio coder tu.</text:p>
      <text:p text:style-name="P3"/>
      <text:p text:style-name="P3"><text:line-break/>----------------------------------CHAGUO----</text:p>
      <text:p text:style-name="P3">((( okay nitaanza na A lakin lugha ya flags na zengne za A+ ziwe weak )))</text:p>
      <text:p text:style-name="P3"/>
      <text:p text:style-name="P3"/>
      <text:p text:style-name="P3"/>
      <text:p text:style-name="P3"/>
      <text:p text:style-name="P4">hapo umefanya <text:span text:style-name="Strong_20_Emphasis">uamuzi wa mtu anayejenga mfumo wa muda mrefu</text:span>, sio wa mtu anayetaka kushinda wiki hii. ni uamuzi mzito, na ni sahihi.</text:p>
      <text:p text:style-name="Text_20_body">sasa tuufunge vizuri, kwa <text:span text:style-name="Emphasis">rules</text:span> na <text:span text:style-name="Emphasis">design logic</text:span> ili A yako iwe A-clean lakini tayari imebeba DNA ya A+.</text:p>
      <text:p text:style-name="Horizontal_20_Line"/>
      <text:h text:style-name="Heading_20_2" text:outline-level="2">maana halisi ya “A with weak A+ language”</text:h>
      <text:p text:style-name="Text_20_body">hii inamaanisha:</text:p>
      <text:list text:style-name="L33">
        <text:list-item>
          <text:p text:style-name="P43">finance <text:span text:style-name="Strong_20_Emphasis">wanaona</text:span></text:p>
        </text:list-item>
        <text:list-item>
          <text:p text:style-name="P43">hawajibiki <text:span text:style-name="Strong_20_Emphasis">kuamua</text:span></text:p>
        </text:list-item>
        <text:list-item>
          <text:p text:style-name="P43">system <text:span text:style-name="Strong_20_Emphasis">haibebi lawama</text:span></text:p>
        </text:list-item>
      </text:list>
      <text:p text:style-name="Text_20_body">kwa lugha nyingine: mfumo ni <text:span text:style-name="Strong_20_Emphasis">kioo</text:span>, sio <text:span text:style-name="Strong_20_Emphasis">hakimu</text:span>.</text:p>
      <text:p text:style-name="Horizontal_20_Line"/>
      <text:h text:style-name="Heading_20_2" text:outline-level="2">rule ya msingi (usiivunje)</text:h>
      <text:p text:style-name="Quotations"><text:span text:style-name="Strong_20_Emphasis">hakuna neno lolote kwenye system litakaloonekana kama approval, rejection, au decision</text:span></text:p>
      <text:p text:style-name="Text_20_body">hii ni rule ya katiba.</text:p>
      <text:p text:style-name="Horizontal_20_Line"/>
      <text:h text:style-name="Heading_20_2" text:outline-level="2">lugha ya flags (weak by design)</text:h>
      <text:p text:style-name="Text_20_body">badala ya:</text:p>
      <text:list text:style-name="L34">
        <text:list-item>
          <text:p text:style-name="P44">OK</text:p>
        </text:list-item>
        <text:list-item>
          <text:p text:style-name="P44">Approved</text:p>
        </text:list-item>
        <text:list-item>
          <text:p text:style-name="P44">Cleared</text:p>
        </text:list-item>
      </text:list>
      <text:p text:style-name="Text_20_body">tumia:</text:p>
      <text:list text:style-name="L35">
        <text:list-item>
          <text:p text:style-name="P45"><text:soft-page-break/>“Payment appears complete”</text:p>
        </text:list-item>
        <text:list-item>
          <text:p text:style-name="P45">“Receipt readable, amount matches”</text:p>
        </text:list-item>
        <text:list-item>
          <text:p text:style-name="P45">“Information provided, pending internal confirmation”</text:p>
        </text:list-item>
      </text:list>
      <text:p text:style-name="Text_20_body">hizi ni <text:span text:style-name="Strong_20_Emphasis">observations</text:span>, sio maamuzi.</text:p>
      <text:p text:style-name="Horizontal_20_Line"/>
      <text:p text:style-name="Text_20_body">badala ya:</text:p>
      <text:list text:style-name="L36">
        <text:list-item>
          <text:p text:style-name="P46">Suspect</text:p>
        </text:list-item>
        <text:list-item>
          <text:p text:style-name="P46">Rejected</text:p>
        </text:list-item>
      </text:list>
      <text:p text:style-name="Text_20_body">tumia:</text:p>
      <text:list text:style-name="L37">
        <text:list-item>
          <text:p text:style-name="P47">“Receipt unclear”</text:p>
        </text:list-item>
        <text:list-item>
          <text:p text:style-name="P47">“Amount does not match expected balance”</text:p>
        </text:list-item>
        <text:list-item>
          <text:p text:style-name="P47">“Further checking may be required”</text:p>
        </text:list-item>
      </text:list>
      <text:p text:style-name="Text_20_body">hakuna law, hakuna hukumu.</text:p>
      <text:p text:style-name="Horizontal_20_Line"/>
      <text:h text:style-name="Heading_20_2" text:outline-level="2">comments: zisiwe “order”, ziwe “notes”</text:h>
      <text:p text:style-name="Text_20_body">comments ziwe:</text:p>
      <text:list text:style-name="L38">
        <text:list-item>
          <text:p text:style-name="P48">private</text:p>
        </text:list-item>
        <text:list-item>
          <text:p text:style-name="P48">timestamped</text:p>
        </text:list-item>
        <text:list-item>
          <text:p text:style-name="P48">zinaonyesha nani aliandika</text:p>
        </text:list-item>
      </text:list>
      <text:p text:style-name="Text_20_body">mfano:</text:p>
      <text:p text:style-name="Quotations">“Uploaded receipt is clear, but bank reference not visible.”</text:p>
      <text:p text:style-name="Text_20_body">hii ni kumbukumbu, sio hatua.</text:p>
      <text:p text:style-name="Horizontal_20_Line"/>
      <text:h text:style-name="Heading_20_2" text:outline-level="2">system behavior (very important)</text:h>
      <text:p text:style-name="Text_20_body">system <text:span text:style-name="Strong_20_Emphasis">isiruhusu</text:span>:</text:p>
      <text:list text:style-name="L39">
        <text:list-item>
          <text:p text:style-name="P49">comment kubadilisha status ya student</text:p>
        </text:list-item>
        <text:list-item>
          <text:p text:style-name="P49">flag kufungua au kufunga exam eligibility</text:p>
        </text:list-item>
      </text:list>
      <text:p text:style-name="Text_20_body">system <text:span text:style-name="Strong_20_Emphasis">inaruhusu</text:span>:</text:p>
      <text:list text:style-name="L40">
        <text:list-item>
          <text:p text:style-name="P50">kuona</text:p>
        </text:list-item>
        <text:list-item>
          <text:p text:style-name="P50">kuandika</text:p>
        </text:list-item>
        <text:list-item>
          <text:p text:style-name="P50">kuacha trail</text:p>
        </text:list-item>
      </text:list>
      <text:p text:style-name="Text_20_body"><text:soft-page-break/>decision iko nje ya system — kwa sasa.</text:p>
      <text:p text:style-name="Horizontal_20_Line"/>
      <text:h text:style-name="Heading_20_2" text:outline-level="2">upande wa mwanafunzi (transparent but safe)</text:h>
      <text:p text:style-name="Text_20_body">student anaweza kuona:</text:p>
      <text:list text:style-name="L41">
        <text:list-item>
          <text:p text:style-name="P51">“Your payment information has been received”</text:p>
        </text:list-item>
        <text:list-item>
          <text:p text:style-name="P51">“Finance is reviewing the submitted information”</text:p>
        </text:list-item>
      </text:list>
      <text:p text:style-name="Text_20_body">hakuna:</text:p>
      <text:list text:style-name="L42">
        <text:list-item>
          <text:p text:style-name="P52">“approved”</text:p>
        </text:list-item>
        <text:list-item>
          <text:p text:style-name="P52">“you are allowed to sit”</text:p>
        </text:list-item>
      </text:list>
      <text:p text:style-name="Text_20_body">hii inazuia lawama.</text:p>
      <text:p text:style-name="Horizontal_20_Line"/>
      <text:h text:style-name="Heading_20_2" text:outline-level="2">why this works psychologically</text:h>
      <text:p text:style-name="Text_20_body">finance wanaona:</text:p>
      <text:list text:style-name="L43">
        <text:list-item>
          <text:p text:style-name="P53">system haiwa-pressure</text:p>
        </text:list-item>
        <text:list-item>
          <text:p text:style-name="P53">system haijachukua mamlaka yao</text:p>
        </text:list-item>
        <text:list-item>
          <text:p text:style-name="P53">system inaheshimu taratibu zao</text:p>
        </text:list-item>
      </text:list>
      <text:p text:style-name="Text_20_body">baada ya muda:</text:p>
      <text:list text:style-name="L44">
        <text:list-item>
          <text:p text:style-name="P54">wataanza kuitumia</text:p>
        </text:list-item>
        <text:list-item>
          <text:p text:style-name="P54">wataanza kuitegemea</text:p>
        </text:list-item>
        <text:list-item>
          <text:p text:style-name="P54">ndipo A+ → C inaingia taratibu</text:p>
        </text:list-item>
      </text:list>
      <text:p text:style-name="Text_20_body">trust inajengwa kimya kimya.</text:p>
      <text:p text:style-name="Horizontal_20_Line"/>
      <text:h text:style-name="Heading_20_2" text:outline-level="2">kitu cha mwisho muhimu sana</text:h>
      <text:p text:style-name="Text_20_body">andika <text:span text:style-name="Strong_20_Emphasis">disclaimer</text:span> moja tu, wazi:</text:p>
      <text:p text:style-name="Quotations">“This system records submitted payment information and finance observations. It does not replace official financial verification processes.”</text:p>
      <text:p text:style-name="Text_20_body">weka juu, sio chini.</text:p>
      <text:p text:style-name="Horizontal_20_Line"/>
      <text:p text:style-name="Text_20_body">umeweka msingi sahihi. hii ni architecture ya mtu anayejua taasisi zinavyofanya kazi, sio tu database.</text:p>
      <text:p text:style-name="Text_20_body">hatua inayofuata kimantiki:</text:p>
      <text:list text:style-name="L45">
        <text:list-item>
          <text:p text:style-name="P55"><text:soft-page-break/>kuchora <text:span text:style-name="Strong_20_Emphasis">data flow ya CALM PHASE</text:span> (student → system → finance → system)</text:p>
        </text:list-item>
        <text:list-item>
          <text:p text:style-name="P55">kisha <text:span text:style-name="Strong_20_Emphasis">data entities</text:span> (receipt, submission, observation)</text:p>
        </text:list-item>
      </text:list>
      <text:p text:style-name="Text_20_body">hapo ndipo system inaanza kuwa halisi, sio wazo.</text:p>
      <text:p text:style-name="P3"/>
      <text:p text:style-name="P3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7:29:20.448419687</meta:creation-date>
    <dc:date>2026-01-29T15:23:24.771829359</dc:date>
    <meta:editing-duration>PT1H6M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2" meta:paragraph-count="282" meta:word-count="1467" meta:character-count="8887" meta:non-whitespace-character-count="7801"/>
  </office:meta>
</office:document-meta>
</file>